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Pictures/rundstempel_fhtw_35mm.png" manifest:media-type=""/>
  <manifest:file-entry manifest:full-path="Pictures/rundstempel_fhtw_22mm.png" manifest:media-type=""/>
  <manifest:file-entry manifest:full-path="Pictures/tw_logo.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
                <text:span text:style-name="Tabelleninhalt">
                    <text:span text:style-name="T8">&lt;xsl:value-of select="studiengang_typ"/&gt;</text:span>
                </text:span>
                <text:span text:style-name="T11">-Studiengang</text:span>
            </text:p>
      <text:p text:style-name="P28">
                <text:span text:style-name="Tabelleninhalt">
                    <text:span text:style-name="T7">&lt;xsl:value-of select="studiengang_bezeichnung_deutsch"/&gt;</text:span>
                </text:span>
            </text:p>
      <text:p text:style-name="P11"/>
      <text:p text:style-name="P4">
                <text:span text:style-name="Tabelleninhalt">
                    <text:span text:style-name="T9">&lt;xsl:value-of select="studiengang_typ"/&gt;</text:span>
                </text:span>’s degree program</text:p>
      <text:p text:style-name="P3">
                <text:span text:style-name="Tabelleninhalt">
                    <text:span text:style-name="T9">&lt;xsl:value-of select="studiengang_bezeichnung_englisch"/&gt;</text:span>
                </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
                            <text:span text:style-name="Tabelleninhalt">1.1</text:span> 
                        </text:p>
          </table:table-cell>
          <table:table-cell table:style-name="Table2.B2" office:value-type="string">
            <text:p text:style-name="P46">
                            <text:span text:style-name="Tabelleninhalt">Familienname(n)</text:span> 
                        </text:p>
            <text:p text:style-name="P46">
                            <text:span text:style-name="Tabelleninhalt">Family Name(s)</text:span> 
                        </text:p>
          </table:table-cell>
          <table:table-cell table:style-name="Table2.C2" office:value-type="string">
            <text:p text:style-name="P47">
                            <text:span text:style-name="Tabelleninhalt">
                                <text:span text:style-name="T6">&lt;xsl:value-of select="nachname"/&gt;</text:span>
                            </text:span>
                        </text:p>
          </table:table-cell>
        </table:table-row>
        <table:table-row table:style-name="Table2.3">
          <table:table-cell table:style-name="Table2.A3" office:value-type="string">
            <text:p text:style-name="P44">
                            <text:span text:style-name="Tabelleninhalt">1.2</text:span> 
                        </text:p>
          </table:table-cell>
          <table:table-cell table:style-name="Table2.B3" office:value-type="string">
            <text:p text:style-name="P46">
                            <text:span text:style-name="Tabelleninhalt">Vorname(n)</text:span> 
                        </text:p>
            <text:p text:style-name="P46">
                            <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
                            <text:span text:style-name="Tabelleninhalt">1.3</text:span> 
                        </text:p>
          </table:table-cell>
          <table:table-cell table:style-name="Table2.B4" office:value-type="string">
            <text:p text:style-name="P46">
                            <text:span text:style-name="Tabelleninhalt">Geburtsdatum (TT.MM.JJJJ)</text:span> 
                        </text:p>
            <text:p text:style-name="P46">
                            <text:span text:style-name="Tabelleninhalt">Date of birth (DD.MM.YYYY)</text:span> 
                        </text:p>
          </table:table-cell>
          <table:table-cell table:style-name="Table2.C4" office:value-type="string">
            <text:p text:style-name="P48">
                            <text:span text:style-name="Tabelleninhalt">&lt;xsl:value-of select="geburtsdatum"/&gt;</text:span>
                        </text:p>
          </table:table-cell>
        </table:table-row>
        <table:table-row table:style-name="Table2.5">
          <table:table-cell table:style-name="Table2.A5" office:value-type="string">
            <text:p text:style-name="P44">
                            <text:span text:style-name="Tabelleninhalt">1.4</text:span> 
                        </text:p>
          </table:table-cell>
          <table:table-cell table:style-name="Table2.B5" office:value-type="string">
            <text:p text:style-name="P46">
                            <text:span text:style-name="Tabelleninhalt">Personenkennzeichen</text:span> 
                        </text:p>
            <text:p text:style-name="P46">
                            <text:span text:style-name="Tabelleninhalt">Student identification number</text:span> 
                        </text:p>
          </table:table-cell>
          <table:table-cell table:style-name="Table2.C5" office:value-type="string">
            <text:p text:style-name="P49">
                            <text:span text:style-name="Tabelleninhalt">
                                <text:span text:style-name="T10">&lt;xsl:value-of select="matrikelnummer"/&gt;</text:span>
                            </text:span>
                            <text:span text:style-name="Tabelleninhalt">
                                <text:span text:style-name="T10"> </text:span>
                            </text:span>
                            <text:span text:style-name="Tabelleninhalt">
                                <text:span text:style-name="T10">
                                    <text:s/>
                                </text:span>
                            </text:span>
                        </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
                            <text:span text:style-name="Tabelleninhalt">2.1</text:span> 
                        </text:p>
          </table:table-cell>
          <table:table-cell table:style-name="Table3.B2" office:value-type="string">
            <text:p text:style-name="P46">
                            <text:span text:style-name="Tabelleninhalt">Name der Qualifikation und verliehener Titel</text:span> 
                        </text:p>
            <text:p text:style-name="P46">
                            <text:span text:style-name="Tabelleninhalt">Name of qualification, title conferred</text:span> 
                        </text:p>
          </table:table-cell>
          <table:table-cell table:style-name="Table3.C2" office:value-type="string">
            <text:p text:style-name="P46">
                            <text:span text:style-name="Tabelleninhalt">&lt;xsl:value-of-select=“titel_de“/&gt;</text:span>
                        </text:p>
            <text:p text:style-name="P46">
                            <text:span text:style-name="Tabelleninhalt">&lt;xsl:value-of-select=“titel_en“/&gt;</text:span>
                        </text:p>
          </table:table-cell>
        </table:table-row>
        <table:table-row table:style-name="Table3.3">
          <table:table-cell table:style-name="Table3.A3" office:value-type="string">
            <text:p text:style-name="P44">
                            <text:span text:style-name="Tabelleninhalt">2.2</text:span> 
                        </text:p>
          </table:table-cell>
          <table:table-cell table:style-name="Table3.B3" office:value-type="string">
            <text:p text:style-name="P46">
                            <text:span text:style-name="Tabelleninhalt">Hauptstudierfach oder -fächer für die Qualifikation</text:span> 
                        </text:p>
            <text:p text:style-name="P46">
                            <text:span text:style-name="Tabelleninhalt">Main field(s) of study for the qualification</text:span> 
                        </text:p>
          </table:table-cell>
          <table:table-cell table:style-name="Table3.C3" office:value-type="string">
            <text:p text:style-name="P46">
                            <text:span text:style-name="Tabelleninhalt">&lt;xsl:value-of-select=“studiengang_bezeichnung_deutsch“/&gt;</text:span>
                        </text:p>
            <text:p text:style-name="P46">
                            <text:span text:style-name="Tabelleninhalt">&lt;xsl:value-of-select=“studiengang_bezeichnung_englisch“/&gt;</text:span>
                        </text:p>
          </table:table-cell>
        </table:table-row>
        <table:table-row table:style-name="Table3.4">
          <table:table-cell table:style-name="Table3.A4" office:value-type="string">
            <text:p text:style-name="P44">
                            <text:span text:style-name="Tabelleninhalt">2.3</text:span> 
                        </text:p>
          </table:table-cell>
          <table:table-cell table:style-name="Table3.B4" office:value-type="string">
            <text:p text:style-name="P46">
                            <text:span text:style-name="Tabelleninhalt">Name und Status der Organisation, die die Qualifikation verliehen hat</text:span> 
                        </text:p>
            <text:p text:style-name="P46">
                            <text:span text:style-name="Tabelleninhalt">Name and status of awarding institution</text:span> 
                        </text:p>
          </table:table-cell>
          <table:table-cell table:style-name="Table3.C4" office:value-type="string">
            <text:p text:style-name="P46">
                            <text:span text:style-name="Tabelleninhalt">
                                <text:span text:style-name="T2">Fachhochschule Technikum Wien, Verleihung des Status „Fachhochschule" im November 2000</text:span>
                            </text:span>
                            <text:span text:style-name="Tabelleninhalt"> </text:span>
                        </text:p>
            <text:p text:style-name="P46">
                            <text:span text:style-name="Tabelleninhalt">
                                <text:span text:style-name="T3">University of Applied Sciences Technikum Wien, status University of Applied Science </text:span>
                            </text:span>
                            <text:span text:style-name="Tabelleninhalt">conferred November 2000</text:span> 
                        </text:p>
          </table:table-cell>
        </table:table-row>
        <table:table-row table:style-name="Table3.5">
          <table:table-cell table:style-name="Table3.A5" office:value-type="string">
            <text:p text:style-name="P44">
                            <text:span text:style-name="Tabelleninhalt">2.4</text:span> 
                        </text:p>
          </table:table-cell>
          <table:table-cell table:style-name="Table3.B5" office:value-type="string">
            <text:p text:style-name="P46">
                            <text:span text:style-name="Tabelleninhalt">
                                <text:span text:style-name="T1">Name und Status der Einrichtung, die das Studium durchführte</text:span>
                            </text:span>
                            <text:span text:style-name="Tabelleninhalt"> </text:span>
                        </text:p>
            <text:p text:style-name="P46">
                            <text:span text:style-name="Tabelleninhalt">
                                <text:span text:style-name="T1">Name and status of insti</text:span>
                            </text:span>
                            <text:span text:style-name="Tabelleninhalt"> </text:span>
                            <text:span text:style-name="Tabelleninhalt">tution administering studies</text:span> 
                        </text:p>
          </table:table-cell>
          <table:table-cell table:style-name="Table3.C5" office:value-type="string">
            <text:p text:style-name="P46">
                            <text:span text:style-name="Tabelleninhalt">Fachhochschule Technikum Wien, Verleihung des Status „Fachhochschule" im November 2000 </text:span>
                        </text:p>
            <text:p text:style-name="P46">
                            <text:span text:style-name="Tabelleninhalt">
                                <text:span text:style-name="T3">University of Applied Sciences Technikum Wien, status University of Applied Science conferred November 2000</text:span>
                            </text:span>
                            <text:span text:style-name="Tabelleninhalt"> </text:span>
                        </text:p>
          </table:table-cell>
        </table:table-row>
        <table:table-row table:style-name="Table3.6">
          <table:table-cell table:style-name="Table3.A6" office:value-type="string">
            <text:p text:style-name="P44">
                            <text:span text:style-name="Tabelleninhalt">2.5</text:span> 
                        </text:p>
          </table:table-cell>
          <table:table-cell table:style-name="Table3.B6" office:value-type="string">
            <text:p text:style-name="P46">
                            <text:span text:style-name="Tabelleninhalt">Im Unterricht / in den Prüfungen verwendete Sprachen</text:span> 
                        </text:p>
            <text:p text:style-name="P46">
                            <text:span text:style-name="Tabelleninhalt">Language(s) of instruction / examination</text:span> 
                        </text:p>
          </table:table-cell>
          <table:table-cell table:style-name="Table3.C6" office:value-type="string">
            <text:p text:style-name="P46">
                            <text:span text:style-name="Tabelleninhalt">&lt;xsl:value-of-select=“sprache_deutsch“/&gt;<text:line-break/></text:span>
                        </text:p>
            <text:p text:style-name="P46">
                            <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
                            <text:span text:style-name="Tabelleninhalt">3.1</text:span> 
                        </text:p>
          </table:table-cell>
          <table:table-cell table:style-name="Table4.B2" office:value-type="string">
            <text:p text:style-name="P46">
                            <text:span text:style-name="Tabelleninhalt">Niveau der Qualifikation</text:span> 
                        </text:p>
            <text:p text:style-name="P46">
                            <text:span text:style-name="Tabelleninhalt">Level of qualification</text:span> 
                        </text:p>
          </table:table-cell>
          <table:table-cell table:style-name="Table4.C2" office:value-type="string">
            <text:p text:style-name="P46">
                            <text:span text:style-name="Tabelleninhalt">&lt;xsl:value-of-select=“niveau_deutsch“/&gt;</text:span>
                        </text:p>
            <text:p text:style-name="P46">
                            <text:span text:style-name="Tabelleninhalt">&lt;xsl:value-of-select=“niveau_englisch“/&gt;</text:span>
                        </text:p>
          </table:table-cell>
        </table:table-row>
        <table:table-row table:style-name="Table4.3">
          <table:table-cell table:style-name="Table4.A3" office:value-type="string">
            <text:p text:style-name="P44">
                            <text:span text:style-name="Tabelleninhalt">3.2</text:span> 
                        </text:p>
          </table:table-cell>
          <table:table-cell table:style-name="Table4.B3" office:value-type="string">
            <text:p text:style-name="P46">
                            <text:span text:style-name="Tabelleninhalt">Regelstudienzeit (gesetzliche Studiendauer)</text:span> 
                        </text:p>
            <text:p text:style-name="P46">
                            <text:span text:style-name="Tabelleninhalt">Official length of program</text:span> 
                        </text:p>
          </table:table-cell>
          <table:table-cell table:style-name="Table4.C3" office:value-type="string">
            <text:p text:style-name="P46">
                            <text:span text:style-name="Tabelleninhalt">&lt;xsl:value-of-select=“semester“/&gt; Semester | &lt;xsl:value-of-select:“jahre“/&gt; Jahre | &lt;xsl:value-of-select=“ects“/&gt; ECTS</text:span>
                        </text:p>
            <text:p text:style-name="P46">
                            <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
                            <text:span text:style-name="Tabelleninhalt">3.3</text:span> 
                        </text:p>
          </table:table-cell>
          <table:table-cell table:style-name="Table4.B4" office:value-type="string">
            <text:p text:style-name="P46">
                            <text:span text:style-name="Tabelleninhalt">Zulassungsvoraussetzungen</text:span> 
                        </text:p>
            <text:p text:style-name="P46">
                            <text:span text:style-name="Tabelleninhalt">Access requirement(s)</text:span> 
                        </text:p>
          </table:table-cell>
          <table:table-cell table:style-name="Table4.C4" office:value-type="string">
            <text:p text:style-name="P46">
                            <text:span text:style-name="Tabelleninhalt">&lt;xsl:value-of-select=“zulassungsvoraussetzungen_deutsch“/&gt;</text:span>
                        </text:p>
            <text:p text:style-name="P46">
                            <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
                            <text:span text:style-name="Tabelleninhalt">4.1</text:span> 
                        </text:p>
          </table:table-cell>
          <table:table-cell table:style-name="Table5.B2" office:value-type="string">
            <text:p text:style-name="P46">
                            <text:span text:style-name="Tabelleninhalt">Studienart / Mode of Study</text:span> 
                        </text:p>
          </table:table-cell>
          <table:table-cell table:style-name="Table5.C2" table:number-columns-spanned="4" office:value-type="string">
            <text:p text:style-name="P46">
                            <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
                            <text:span text:style-name="Tabelleninhalt">
                                <text:span text:style-name="T1">4.2</text:span>
                            </text:span>
                            <text:span text:style-name="Tabelleninhalt"> </text:span>
                        </text:p>
          </table:table-cell>
          <table:table-cell table:style-name="Table5.B3" office:value-type="string">
            <text:p text:style-name="P46">
                            <text:span text:style-name="Tabelleninhalt">Anforderungen des Studiums</text:span> 
                        </text:p>
            <text:p text:style-name="P46">
                            <text:span text:style-name="Tabelleninhalt">Program requirements</text:span> 
                        </text:p>
          </table:table-cell>
          <table:table-cell table:style-name="Table5.C3" table:number-columns-spanned="4" office:value-type="string">
            <text:p text:style-name="P46">
                            <text:span text:style-name="Tabelleninhalt">&lt;xsl:value-of-select=“anforderungen_deutsch“/&gt;</text:span>
                        </text:p>
            <text:p text:style-name="P46">
                            <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
                            <text:span text:style-name="Tabelleninhalt">4.3</text:span> 
                        </text:p>
          </table:table-cell>
          <table:table-cell table:style-name="Table5.B4" office:value-type="string">
            <text:p text:style-name="P46">
                            <text:span text:style-name="Tabelleninhalt">Angaben zum Studium (z.B absolvierte Module und Einheiten) und erzielte Noten/Bewertungen/ECTS Anrechnungspunkte</text:span> 
                        </text:p>
            <text:p text:style-name="P46">
                            <text:span text:style-name="Tabelleninhalt">Program details (courses, modules or units of studied, individual grades obtained)</text:span> 
                        </text:p>
          </table:table-cell>
          <table:table-cell table:style-name="Table5.C4" table:number-columns-spanned="4" office:value-type="string">
            <text:p text:style-name="P46">
                            <text:span text:style-name="Tabelleninhalt">&lt;xsl:value-of-select=“ects“/&gt; ECTS</text:span>
                        </text:p>
            <text:p text:style-name="P46">
                            <text:span text:style-name="Tabelleninhalt">Siehe “Studiendaten“</text:span>
                        </text:p>
            <text:p text:style-name="P46">
                            <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
                            <text:span text:style-name="Tabelleninhalt">4.4</text:span> 
                        </text:p>
          </table:table-cell>
          <table:table-cell table:style-name="Table5.B13" table:number-rows-spanned="9" office:value-type="string">
            <text:p text:style-name="P46">
                            <text:span text:style-name="Tabelleninhalt">Notenskala</text:span> 
                        </text:p>
            <text:p text:style-name="P46">
                            <text:span text:style-name="Tabelleninhalt">Grading scheme, grade translation and grade distribution guidance</text:span> 
                        </text:p>
            <text:p text:style-name="P46">
                            <text:span text:style-name="Tabelleninhalt"/>
                        </text:p>
            <text:p text:style-name="P46">
                            <text:span text:style-name="Tabelleninhalt"/>
                        </text:p>
          </table:table-cell>
          <table:table-cell table:style-name="Table5.C5" office:value-type="string">
            <text:p text:style-name="P46">
                            <text:span text:style-name="Tabelleninhalt">Nationale Notenskala</text:span> 
                        </text:p>
            <text:p text:style-name="P46">
                            <text:span text:style-name="Tabelleninhalt">Local Grades</text:span> 
                        </text:p>
          </table:table-cell>
          <table:table-cell table:style-name="Table5.D5" office:value-type="string">
            <text:p text:style-name="P46">
                            <text:span text:style-name="Tabelleninhalt">Definition</text:span> 
                        </text:p>
          </table:table-cell>
          <table:table-cell table:style-name="Table5.E5" office:value-type="string">
            <text:p text:style-name="P46">
                            <text:span text:style-name="Tabelleninhalt">
                                <text:span text:style-name="T2">%-</text:span>
                            </text:span>
                            <text:span text:style-name="Tabelleninhalt"> </text:span>
                            <text:span text:style-name="Tabelleninhalt">ave 1</text:span> 
                        </text:p>
          </table:table-cell>
          <table:table-cell table:style-name="Table5.F5" office:value-type="string">
            <text:p text:style-name="P46">
                            <text:span text:style-name="Tabelleninhalt">
                                <text:span text:style-name="T2">%-</text:span>
                            </text:span>
                            <text:span text:style-name="Tabelleninhalt"> </text:span>
                            <text:span text:style-name="Tabelleninhalt">ave 2</text:span> 
                        </text:p>
          </table:table-cell>
        </table:table-row>
        <table:table-row table:style-name="Table5.6">
          <table:covered-table-cell/>
          <table:covered-table-cell/>
          <table:table-cell table:style-name="Table5.C6" office:value-type="string">
            <text:p text:style-name="P46">
                            <text:span text:style-name="Tabelleninhalt">1</text:span> 
                        </text:p>
          </table:table-cell>
          <table:table-cell table:style-name="Table5.D6" office:value-type="string">
            <text:p text:style-name="P46">
                            <text:span text:style-name="Tabelleninhalt">Sehr gut – Hervorragende Leistung</text:span> 
                        </text:p>
            <text:p text:style-name="P46">
                            <text:span text:style-name="Tabelleninhalt">Excellent work</text:span> 
                        </text:p>
          </table:table-cell>
          <table:table-cell table:style-name="Table5.E6" office:value-type="string">
            <text:p text:style-name="P46">
                            <text:span text:style-name="Tabelleninhalt">&lt;xsl:value-of-select=“grade1“/&gt;</text:span> 
                        </text:p>
          </table:table-cell>
          <table:table-cell table:style-name="Table5.F6" office:value-type="string">
            <text:p text:style-name="P46">
                            <text:span text:style-name="Tabelleninhalt">&lt;xsl:value-of-select=“grade1“/&gt;</text:span>
                        </text:p>
          </table:table-cell>
        </table:table-row>
        <table:table-row table:style-name="Table5.7">
          <table:covered-table-cell/>
          <table:covered-table-cell/>
          <table:table-cell table:style-name="Table5.C7" office:value-type="string">
            <text:p text:style-name="P46">
                            <text:span text:style-name="Tabelleninhalt">2</text:span> 
                        </text:p>
          </table:table-cell>
          <table:table-cell table:style-name="Table5.D7" office:value-type="string">
            <text:p text:style-name="P46">
                            <text:span text:style-name="Tabelleninhalt">Gut – Generell gut, einige Fehler </text:span>
                        </text:p>
            <text:p text:style-name="P46">
                            <text:span text:style-name="Tabelleninhalt">Generally good, some mistakes</text:span> 
                        </text:p>
          </table:table-cell>
          <table:table-cell table:style-name="Table5.E7" office:value-type="string">
            <text:p text:style-name="P46">
                            <text:span text:style-name="Tabelleninhalt">&lt;xsl:value-of-select=“grade2“/&gt;</text:span>
                        </text:p>
          </table:table-cell>
          <table:table-cell table:style-name="Table5.F7" office:value-type="string">
            <text:p text:style-name="P46">
                            <text:span text:style-name="Tabelleninhalt">&lt;xsl:value-of-select=“grade2“/&gt;</text:span>
                        </text:p>
          </table:table-cell>
        </table:table-row>
        <table:table-row table:style-name="Table5.8">
          <table:covered-table-cell/>
          <table:covered-table-cell/>
          <table:table-cell table:style-name="Table5.C8" office:value-type="string">
            <text:p text:style-name="P46">
                            <text:span text:style-name="Tabelleninhalt">3</text:span> 
                        </text:p>
          </table:table-cell>
          <table:table-cell table:style-name="Table5.D8" office:value-type="string">
            <text:p text:style-name="P46">
                            <text:span text:style-name="Tabelleninhalt">Befriedigend – Ausgewogen, einige entscheidende Fehler</text:span> 
                        </text:p>
            <text:p text:style-name="P46">
                            <text:span text:style-name="Tabelleninhalt">Some major mistakes, Satisfactory</text:span> 
                        </text:p>
          </table:table-cell>
          <table:table-cell table:style-name="Table5.E8" office:value-type="string">
            <text:p text:style-name="P46">
                            <text:span text:style-name="Tabelleninhalt">&lt;xsl:value-of-select=“grade3“/&gt;</text:span>
                        </text:p>
          </table:table-cell>
          <table:table-cell table:style-name="Table5.F8" office:value-type="string">
            <text:p text:style-name="P46">
                            <text:span text:style-name="Tabelleninhalt">&lt;xsl:value-of-select=“grade3“/&gt;</text:span>
                        </text:p>
          </table:table-cell>
        </table:table-row>
        <table:table-row table:style-name="Table5.9">
          <table:covered-table-cell/>
          <table:covered-table-cell/>
          <table:table-cell table:style-name="Table5.C9" office:value-type="string">
            <text:p text:style-name="P46">
                            <text:span text:style-name="Tabelleninhalt">4</text:span> 
                        </text:p>
          </table:table-cell>
          <table:table-cell table:style-name="Table5.D9" office:value-type="string">
            <text:p text:style-name="P46">
                            <text:span text:style-name="Tabelleninhalt">Genügend – Leistung entsprechend den Minimalkriterien</text:span> 
                        </text:p>
            <text:p text:style-name="P46">
                            <text:span text:style-name="Tabelleninhalt">Work meeting minimal criteria</text:span> 
                        </text:p>
          </table:table-cell>
          <table:table-cell table:style-name="Table5.E9" office:value-type="string">
            <text:p text:style-name="P46">
                            <text:span text:style-name="Tabelleninhalt">&lt;xsl:value-of-select=“grade4“/&gt;</text:span>
                        </text:p>
          </table:table-cell>
          <table:table-cell table:style-name="Table5.F9" office:value-type="string">
            <text:p text:style-name="P46">
                            <text:span text:style-name="Tabelleninhalt">&lt;xsl:value-of-select=“grade4“/&gt;</text:span>
                        </text:p>
          </table:table-cell>
        </table:table-row>
        <table:table-row table:style-name="Table5.10">
          <table:covered-table-cell/>
          <table:covered-table-cell/>
          <table:table-cell table:style-name="Table5.C10" office:value-type="string">
            <text:p text:style-name="P46">
                            <text:span text:style-name="Tabelleninhalt">5</text:span> 
                        </text:p>
          </table:table-cell>
          <table:table-cell table:style-name="Table5.D10" office:value-type="string">
            <text:p text:style-name="P46">
                            <text:span text:style-name="Tabelleninhalt">Nicht Genügend – Erfordert weitere Arbeit</text:span> 
                        </text:p>
            <text:p text:style-name="P46">
                            <text:span text:style-name="Tabelleninhalt">More work is required</text:span> 
                        </text:p>
          </table:table-cell>
          <table:table-cell table:style-name="Table5.E10" office:value-type="string">
            <text:p text:style-name="P46">
                            <text:span text:style-name="Tabelleninhalt">&lt;xsl:value-of-select=“grade5“/&gt;</text:span>
                        </text:p>
          </table:table-cell>
          <table:table-cell table:style-name="Table5.F10" office:value-type="string">
            <text:p text:style-name="P46">
                            <text:span text:style-name="Tabelleninhalt">&lt;xsl:value-of-select=“grade5“/&gt;</text:span>
                        </text:p>
          </table:table-cell>
        </table:table-row>
        <table:table-row table:style-name="Table5.11">
          <table:covered-table-cell/>
          <table:covered-table-cell/>
          <table:table-cell table:style-name="Table5.C11" office:value-type="string">
            <text:p text:style-name="P46">
                            <text:span text:style-name="Tabelleninhalt">TG/Ea</text:span> 
                        </text:p>
          </table:table-cell>
          <table:table-cell table:style-name="Table5.D11" office:value-type="string">
            <text:p text:style-name="P46">
                            <text:span text:style-name="Tabelleninhalt">Mit Erfolg Teilgenommen </text:span>
                        </text:p>
            <text:p text:style-name="P46">
                            <text:span text:style-name="Tabelleninhalt">Successful Participation</text:span> 
                        </text:p>
          </table:table-cell>
          <table:table-cell table:style-name="Table5.E11" office:value-type="string">
            <text:p text:style-name="P46">
                            <text:span text:style-name="Tabelleninhalt">&lt;xsl:value-of-select=“gradeEa“/&gt;</text:span>
                        </text:p>
          </table:table-cell>
          <table:table-cell table:style-name="Table5.F11" office:value-type="string">
            <text:p text:style-name="P46">
                            <text:span text:style-name="Tabelleninhalt">&lt;xsl:value-of-select=“gradeEa“/&gt;</text:span>
                        </text:p>
          </table:table-cell>
        </table:table-row>
        <table:table-row table:style-name="Table5.12">
          <table:covered-table-cell/>
          <table:covered-table-cell/>
          <table:table-cell table:style-name="Table5.C12" office:value-type="string">
            <text:p text:style-name="P46">
                            <text:span text:style-name="Tabelleninhalt">AR</text:span> 
                        </text:p>
          </table:table-cell>
          <table:table-cell table:style-name="Table5.D12" office:value-type="string">
            <text:p text:style-name="P46">
                            <text:span text:style-name="Tabelleninhalt">Angerechnet auf Basis von Vorleistungen</text:span> 
                        </text:p>
            <text:p text:style-name="P46">
                            <text:span text:style-name="Tabelleninhalt">Credited based on previous experience/work</text:span> 
                        </text:p>
          </table:table-cell>
          <table:table-cell table:style-name="Table5.E12" office:value-type="string">
            <text:p text:style-name="P46">
                            <text:span text:style-name="Tabelleninhalt">&lt;xsl:value-of-select=“gradeAr“/&gt;</text:span>
                        </text:p>
          </table:table-cell>
          <table:table-cell table:style-name="Table5.F12" office:value-type="string">
            <text:p text:style-name="P46">
                            <text:span text:style-name="Tabelleninhalt">&lt;xsl:value-of-select=“gradeAr“/&gt;</text:span>
                        </text:p>
          </table:table-cell>
        </table:table-row>
        <table:table-row table:style-name="Table5.11">
          <table:covered-table-cell/>
          <table:covered-table-cell/>
          <table:table-cell table:style-name="Table5.C13" office:value-type="string">
            <text:p text:style-name="P46">
                            <text:span text:style-name="Tabelleninhalt">Nb</text:span> 
                        </text:p>
          </table:table-cell>
          <table:table-cell table:style-name="Table5.D13" office:value-type="string">
            <text:p text:style-name="P46">
                            <text:span text:style-name="Tabelleninhalt">
                                <text:span text:style-name="T2">Nicht Beurteilt</text:span>
                            </text:span>
                            <text:span text:style-name="Tabelleninhalt"> </text:span>
                        </text:p>
            <text:p text:style-name="P46">
                            <text:span text:style-name="Tabelleninhalt">
                                <text:span text:style-name="T2">Not Graded</text:span>
                            </text:span>
                            <text:span text:style-name="Tabelleninhalt"> </text:span>
                        </text:p>
          </table:table-cell>
          <table:table-cell table:style-name="Table5.E13" office:value-type="string">
            <text:p text:style-name="P46">
                            <text:span text:style-name="Tabelleninhalt">&lt;xsl:value-of-select=“gradeNb“/&gt;</text:span>
                        </text:p>
          </table:table-cell>
          <table:table-cell table:style-name="Table5.F13" office:value-type="string">
            <text:p text:style-name="P46">
                            <text:span text:style-name="Tabelleninhalt">&lt;xsl:value-of-select=“gradeNb“/&gt;</text:span>
                        </text:p>
          </table:table-cell>
        </table:table-row>
        <table:table-row table:style-name="Table5.14">
          <table:table-cell table:style-name="Table5.A14" office:value-type="string">
            <text:p text:style-name="P44">
                            <text:span text:style-name="Tabelleninhalt">4.5</text:span> 
                        </text:p>
          </table:table-cell>
          <table:table-cell table:style-name="Table5.B14" office:value-type="string">
            <text:p text:style-name="P46">
                            <text:span text:style-name="Tabelleninhalt">Gesamtbeurteilung der Qualifikation</text:span> 
                        </text:p>
            <text:p text:style-name="P46">
                            <text:span text:style-name="Tabelleninhalt">Overall classification of the qualification</text:span> 
                        </text:p>
          </table:table-cell>
          <table:table-cell table:style-name="Table5.C14" table:number-columns-spanned="4" office:value-type="string">
            <text:p text:style-name="P46">
                            <text:span text:style-name="Tabelleninhalt">&lt;xsl:value-of-select=“beurteilung“/&gt;</text:span>
                        </text:p>
            <text:p text:style-name="P46">
                            <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
                            <text:span text:style-name="Tabelleninhalt">5.1</text:span> 
                        </text:p>
          </table:table-cell>
          <table:table-cell table:style-name="Table6.B2" office:value-type="string">
            <text:p text:style-name="P46">
                            <text:span text:style-name="Tabelleninhalt">Zugangsberechtigung zu weiterführenden Studien</text:span> 
                        </text:p>
            <text:p text:style-name="P46">
                            <text:span text:style-name="Tabelleninhalt">Access to further study</text:span> 
                        </text:p>
          </table:table-cell>
          <table:table-cell table:style-name="Table6.C2" office:value-type="string">
            <text:p text:style-name="P46">
                            <text:span text:style-name="Tabelleninhalt">&lt;xsl:value-of-select=“zugangsberechtigung_deutsch“/&gt;</text:span>
                        </text:p>
            <text:p text:style-name="P46">
                            <text:span text:style-name="Tabelleninhalt">&lt;xsl:value-of-select=“zugangsberechtigung_englisch“/&gt; </text:span>
                        </text:p>
          </table:table-cell>
        </table:table-row>
        <table:table-row table:style-name="Table6.3">
          <table:table-cell table:style-name="Table6.A3" office:value-type="string">
            <text:p text:style-name="P44">
                            <text:span text:style-name="Tabelleninhalt">5.2</text:span> 
                        </text:p>
          </table:table-cell>
          <table:table-cell table:style-name="Table6.B3" office:value-type="string">
            <text:p text:style-name="P46">
                            <text:span text:style-name="Tabelleninhalt">Beruflicher Status</text:span> 
                        </text:p>
            <text:p text:style-name="P46">
                            <text:span text:style-name="Tabelleninhalt">Professional status conferred</text:span> 
                        </text:p>
          </table:table-cell>
          <table:table-cell table:style-name="Table6.C3" office:value-type="string">
            <text:p text:style-name="P46">
                            <text:span text:style-name="Tabelleninhalt">Zugang zu akademischen Berufen nach Maßgabe der berufsrechtlichen Vorschriften; Diplom im Sinne der Richtlinie 89/48/EWG.</text:span> 
                        </text:p>
            <text:p text:style-name="P46">
                            <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
                            <text:span text:style-name="Tabelleninhalt">6.1</text:span> 
                        </text:p>
          </table:table-cell>
          <table:table-cell table:style-name="Table7.B2" office:value-type="string">
            <text:p text:style-name="P46">
                            <text:span text:style-name="Tabelleninhalt">Weitere Angaben</text:span> 
                        </text:p>
            <text:p text:style-name="P46">
                            <text:span text:style-name="Tabelleninhalt">Additional information</text:span> 
                        </text:p>
          </table:table-cell>
          <table:table-cell table:style-name="Table7.C2" office:value-type="string">
            <text:p text:style-name="P46">
                            <text:span text:style-name="Tabelleninhalt">
                                <text:span text:style-name="T2">&lt;xsl:value-of-select=“praktikum“/&gt; </text:span>
                            </text:span>
                        </text:p>
            <text:p text:style-name="P46">
                            <text:span text:style-name="Tabelleninhalt">
                                <text:span text:style-name="T2">&lt;xsl:value-of-select=“auslandssemester“/&gt;</text:span>
                            </text:span>
                        </text:p>
          </table:table-cell>
        </table:table-row>
        <table:table-row table:style-name="Table7.3">
          <table:table-cell table:style-name="Table7.A3" office:value-type="string">
            <text:p text:style-name="Tabelleninhalt_20_neu">
                            <text:span text:style-name="Tabelleninhalt">6.2</text:span> 
                        </text:p>
          </table:table-cell>
          <table:table-cell table:style-name="Table7.B3" office:value-type="string">
            <text:p text:style-name="P46">
                            <text:span text:style-name="Tabelleninhalt">Informationsquellen für ergänzende Angaben</text:span> 
                        </text:p>
            <text:p text:style-name="P46">
                            <text:span text:style-name="Tabelleninhalt">Further information sources</text:span> 
                        </text:p>
          </table:table-cell>
          <table:table-cell table:style-name="Table7.C3" office:value-type="string">
            <text:p text:style-name="P46">
                            <text:span text:style-name="Tabelleninhalt">www.technikum-wien.at</text:span> 
                        </text:p>
            <text:p text:style-name="P46">
                            <text:span text:style-name="Tabelleninhalt">www.fhr.ac.at</text:span> 
                        </text:p>
            <text:p text:style-name="P46">
                            <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
                            <text:span text:style-name="Tabelleninhalt"/>
                        </text:p>
          </table:table-cell>
          <table:table-cell table:style-name="Table8.B2" office:value-type="string">
            <text:p text:style-name="P46">
                            <text:span text:style-name="Tabelleninhalt">Datum</text:span> 
                        </text:p>
            <text:p text:style-name="P46">
                            <text:span text:style-name="Tabelleninhalt">Date</text:span> 
                        </text:p>
            <text:p text:style-name="P46">
                            <text:span text:style-name="Tabelleninhalt">
                                <text:s/>&lt;xsl:value-of-select=“tagesdatum“/&gt;</text:span>
                        </text:p>
          </table:table-cell>
          <table:table-cell table:style-name="Table8.C2" office:value-type="string">
            <text:p text:style-name="P46">
                            <text:span text:style-name="Tabelleninhalt">Studiengangsleitung</text:span> 
                        </text:p>
            <text:p text:style-name="P46">
                            <text:span text:style-name="Tabelleninhalt">Program Director</text:span> 
                        </text:p>
            <text:p text:style-name="P46">
                            <text:span text:style-name="Tabelleninhalt">&lt;xsl:value-of-select=“stgl“/&gt;</text:span>
                        </text:p>
          </table:table-cell>
          <table:table-cell table:style-name="Table8.D2" office:value-type="string">
            <text:p text:style-name="P46">
                            <text:span text:style-name="Tabelleninhalt">Rundsiegel</text:span> 
                        </text:p>
            <text:p text:style-name="P46">
                            <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
                        <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
                <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
                            <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
                            <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
                            <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
                            <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
                            <text:span text:style-name="T4">"</text:span>Nicht Genügend" – more work is required</text:p>
          </table:table-cell>
        </table:table-row>
      </table:table>
      <text:p text:style-name="P13"/>
      <text:p text:style-name="P13">
                <draw:frame draw:style-name="fr2" draw:name="graphics3" text:anchor-type="paragraph" svg:width="17cm" svg:height="24.042cm" draw:z-index="14">
                    <draw:image xlink:href="Pictures/100000000000092300000CECE56EC0B3.tif" xlink:type="simple" xlink:show="embed" xlink:actuate="onLoad"/>
                </draw:frame>
                <text:soft-page-break/>
            </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
                <text:span text:style-name="T4">
                    <text:s text:c="13"/>
                </text:span>Student ID: &lt;xsl:value-of-select=”matrikelnummer”/&gt; </text:p>
      <text:p text:style-name="P36">
                <text:span text:style-name="T4">
                    <text:s text:c="14"/>
                </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
                <text:soft-page-break/>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
                            <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3.26cm" svg:y="-0.24cm" svg:width="4.192cm" svg:height="2.17cm" draw:z-index="5">
            <draw:image xlink:href="Pictures/tw_logo.png"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3.26cm" svg:y="-0.24cm" svg:width="4.192cm" svg:height="2.17cm" draw:z-index="5">
            <draw:image xlink:href="Pictures/tw_logo.png"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3.26cm" svg:y="-0.24cm" svg:width="4.192cm" svg:height="2.17cm" draw:z-index="13">
            <draw:image xlink:href="Pictures/tw_logo.png"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